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text-properties officeooo:rsid="000260e2" officeooo:paragraph-rsid="000260e2"/>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78ca0"/>
    </style:style>
    <style:style style:name="P4" style:family="paragraph" style:parent-style-name="Text_20_body">
      <style:paragraph-properties fo:text-align="justify" style:justify-single-word="false"/>
      <style:text-properties style:font-name="arial" fo:font-size="11pt" officeooo:rsid="000260e2" officeooo:paragraph-rsid="000260e2" style:font-size-asian="11pt" style:font-size-complex="11pt"/>
    </style:style>
    <style:style style:name="P5" style:family="paragraph" style:parent-style-name="Text_20_body">
      <style:paragraph-properties fo:text-align="justify" style:justify-single-word="false"/>
      <style:text-properties style:font-name="arial" fo:font-size="11pt" officeooo:paragraph-rsid="000260e2" style:font-size-asian="11pt" style:font-size-complex="11pt"/>
    </style:style>
    <style:style style:name="P6" style:family="paragraph" style:parent-style-name="Text_20_body">
      <style:paragraph-properties fo:text-align="justify" style:justify-single-word="false"/>
      <style:text-properties officeooo:rsid="00041894" officeooo:paragraph-rsid="00041894"/>
    </style:style>
    <style:style style:name="P7" style:family="paragraph" style:parent-style-name="Text_20_body">
      <style:paragraph-properties fo:text-align="justify" style:justify-single-word="false"/>
      <style:text-properties officeooo:rsid="000d6a69" officeooo:paragraph-rsid="000d6a69"/>
    </style:style>
    <style:style style:name="P8" style:family="paragraph" style:parent-style-name="Text_20_body">
      <style:paragraph-properties fo:text-align="justify" style:justify-single-word="false"/>
      <style:text-properties officeooo:rsid="0011a1f9" officeooo:paragraph-rsid="0011a1f9"/>
    </style:style>
    <style:style style:name="P9" style:family="paragraph" style:parent-style-name="Text_20_body">
      <style:paragraph-properties fo:text-align="justify" style:justify-single-word="false"/>
      <style:text-properties style:font-name="arial" fo:font-size="11pt" style:font-size-asian="11pt" style:font-size-complex="11pt"/>
    </style:style>
    <style:style style:name="P10" style:family="paragraph" style:parent-style-name="Text_20_body">
      <style:paragraph-properties fo:text-align="justify" style:justify-single-word="false"/>
      <style:text-properties style:font-name="arial" fo:font-size="11pt" officeooo:rsid="00085d4b" officeooo:paragraph-rsid="00078ca0" style:font-size-asian="11pt" style:font-size-complex="11pt"/>
    </style:style>
    <style:style style:name="P11" style:family="paragraph" style:parent-style-name="Text_20_body">
      <style:paragraph-properties fo:text-align="justify" style:justify-single-word="false"/>
      <style:text-properties style:font-name="arial" fo:font-size="11pt" officeooo:rsid="00041894" officeooo:paragraph-rsid="00041894" style:font-size-asian="11pt" style:font-size-complex="11pt"/>
    </style:style>
    <style:style style:name="P12" style:family="paragraph" style:parent-style-name="Text_20_body">
      <style:paragraph-properties fo:text-align="justify" style:justify-single-word="false"/>
      <style:text-properties style:font-name="arial" fo:font-size="11pt" officeooo:rsid="000923cb" officeooo:paragraph-rsid="000923cb" style:font-size-asian="11pt" style:font-size-complex="11pt"/>
    </style:style>
    <style:style style:name="P13" style:family="paragraph" style:parent-style-name="Text_20_body">
      <style:paragraph-properties fo:text-align="justify" style:justify-single-word="false"/>
      <style:text-properties style:font-name="arial" fo:font-size="11pt" officeooo:rsid="000b65ef" officeooo:paragraph-rsid="000b65ef" style:font-size-asian="11pt" style:font-size-complex="11pt"/>
    </style:style>
    <style:style style:name="P14" style:family="paragraph" style:parent-style-name="Text_20_body">
      <style:paragraph-properties fo:text-align="justify" style:justify-single-word="false"/>
      <style:text-properties style:font-name="arial" fo:font-size="11pt" officeooo:rsid="000d6a69" officeooo:paragraph-rsid="000d6a69" style:font-size-asian="11pt" style:font-size-complex="11pt"/>
    </style:style>
    <style:style style:name="P15" style:family="paragraph" style:parent-style-name="Text_20_body">
      <style:paragraph-properties fo:text-align="justify" style:justify-single-word="false"/>
      <style:text-properties style:font-name="arial" fo:font-size="11pt" officeooo:rsid="000e0e1a" officeooo:paragraph-rsid="000d6a69" style:font-size-asian="11pt" style:font-size-complex="11pt"/>
    </style:style>
    <style:style style:name="P16" style:family="paragraph" style:parent-style-name="Text_20_body">
      <style:paragraph-properties fo:text-align="justify" style:justify-single-word="false"/>
      <style:text-properties style:font-name="arial" fo:font-size="11pt" officeooo:rsid="0011a1f9" officeooo:paragraph-rsid="0011a1f9" style:font-size-asian="11pt" style:font-size-complex="11pt"/>
    </style:style>
    <style:style style:name="P17" style:family="paragraph" style:parent-style-name="Text_20_body">
      <style:paragraph-properties fo:text-align="justify" style:justify-single-word="false"/>
      <style:text-properties style:font-name="arial" fo:font-size="11pt" officeooo:rsid="00157490" officeooo:paragraph-rsid="00157490" style:font-size-asian="11pt" style:font-size-complex="11pt"/>
    </style:style>
    <style:style style:name="P18" style:family="paragraph" style:parent-style-name="Text_20_body">
      <style:paragraph-properties fo:text-align="justify" style:justify-single-word="false"/>
      <style:text-properties style:font-name="arial" fo:font-size="11pt" officeooo:rsid="00157490" officeooo:paragraph-rsid="0018fefd" style:font-size-asian="11pt" style:font-size-complex="11pt"/>
    </style:style>
    <style:style style:name="P19" style:family="paragraph" style:parent-style-name="Text_20_body">
      <style:paragraph-properties fo:text-align="justify" style:justify-single-word="false"/>
      <style:text-properties style:font-name="arial" fo:font-size="11pt" officeooo:rsid="001bbee1" officeooo:paragraph-rsid="001bbee1" style:font-size-asian="11pt" style:font-size-complex="11pt"/>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1">
      <style:paragraph-properties fo:margin-top="0cm" fo:margin-bottom="0cm" style:contextual-spacing="false" fo:text-align="justify" style:justify-single-word="false"/>
    </style:style>
    <style:style style:name="P22" style:family="paragraph" style:parent-style-name="Text_20_body" style:list-style-name="L2">
      <style:paragraph-properties fo:margin-top="0cm" fo:margin-bottom="0cm" style:contextual-spacing="false" fo:text-align="justify" style:justify-single-word="false"/>
    </style:style>
    <style:style style:name="P23" style:family="paragraph" style:parent-style-name="Text_20_body" style:list-style-name="L2">
      <style:paragraph-properties fo:text-align="justify" style:justify-single-word="false"/>
    </style:style>
    <style:style style:name="T1" style:family="text">
      <style:text-properties officeooo:rsid="000260e2"/>
    </style:style>
    <style:style style:name="T2" style:family="text">
      <style:text-properties officeooo:rsid="00027162"/>
    </style:style>
    <style:style style:name="T3" style:family="text">
      <style:text-properties style:font-name="arial" fo:font-size="11pt" style:font-size-asian="11pt" style:font-size-complex="11pt"/>
    </style:style>
    <style:style style:name="T4" style:family="text">
      <style:text-properties style:font-name="arial" fo:font-size="11pt" officeooo:rsid="0005aa07" style:font-size-asian="11pt" style:font-size-complex="11pt"/>
    </style:style>
    <style:style style:name="T5" style:family="text">
      <style:text-properties style:font-name="arial" fo:font-size="11pt" officeooo:rsid="00078ca0" style:font-size-asian="11pt" style:font-size-complex="11pt"/>
    </style:style>
    <style:style style:name="T6" style:family="text">
      <style:text-properties style:font-name="arial" fo:font-size="11pt" officeooo:rsid="00085d4b" style:font-size-asian="11pt" style:font-size-complex="11pt"/>
    </style:style>
    <style:style style:name="T7" style:family="text">
      <style:text-properties style:font-name="arial" fo:font-size="11pt" officeooo:rsid="000895cd" style:font-size-asian="11pt" style:font-size-complex="11pt"/>
    </style:style>
    <style:style style:name="T8" style:family="text">
      <style:text-properties style:font-name="arial" fo:font-size="11pt" officeooo:rsid="000e0e1a" style:font-size-asian="11pt" style:font-size-complex="11pt"/>
    </style:style>
    <style:style style:name="T9" style:family="text">
      <style:text-properties style:font-name="arial" fo:font-size="11pt" officeooo:rsid="000f891d" style:font-size-asian="11pt" style:font-size-complex="11pt"/>
    </style:style>
    <style:style style:name="T10" style:family="text">
      <style:text-properties style:font-name="arial" fo:font-size="11pt" officeooo:rsid="001120ae" style:font-size-asian="11pt" style:font-size-complex="11pt"/>
    </style:style>
    <style:style style:name="T11" style:family="text">
      <style:text-properties officeooo:rsid="000b0dd4"/>
    </style:style>
    <style:style style:name="T12" style:family="text">
      <style:text-properties officeooo:rsid="001757b8"/>
    </style:style>
    <style:style style:name="T13" style:family="text">
      <style:text-properties officeooo:rsid="0018fefd"/>
    </style:style>
    <style:style style:name="T14" style:family="text">
      <style:text-properties officeooo:rsid="001aeead"/>
    </style:style>
    <style:style style:name="T15" style:family="text">
      <style:text-properties officeooo:rsid="001bbee1"/>
    </style:style>
    <style:style style:name="T16" style:family="text">
      <style:text-properties officeooo:rsid="001d3c84"/>
    </style:style>
    <style:style style:name="T17" style:family="text">
      <style:text-properties officeooo:rsid="001f1812"/>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ôle Judiciaire de la Gendarmerie Nationale</text:p>
      <text:p text:style-name="P1"/>
      <text:p text:style-name="P5"><text:span text:style-name="T1">La </text:span><text:span text:style-name="T2">G</text:span><text:span text:style-name="T1">endarmerie </text:span><text:span text:style-name="T2">N</text:span><text:span text:style-name="T1">ationale est une force armée instituée pour veiller à l'exécution des lois. La police judiciaire constitue l'une de ses missions essentielles. </text:span>La gendarmerie nationale est destinée à assurer la sécurité publique et l'ordre public, particulièrement dans les zones rurales et périurbaines, ainsi que sur les voies de communication. Elle contribue à la mission de renseignement et d'information des autorités publiques, à la lutte contre le terrorisme, ainsi qu'à la protection des populations. L'ensemble de ses missions civiles et militaires s'exécute sur toute l'étendue du territoire national, ainsi qu'en haute mer à bord des navires battant pavillon français. À l'étranger, la gendarmerie nationale a des missions en lien <text:span text:style-name="T2">avec les</text:span> engagements internationaux de la France.</text:p>
      <text:p text:style-name="P4">Le Pôle judiciaire de la Gendarmerie nationale (PJGN) est une entité spécialisée dans les domaines de la criminalistique et de l'intelligence judiciaire, ayant une compétence qui couvre l'ensemble du territoire français. Créé le 1er janvier 2011, il regroupe environ 600 professionnels <text:span text:style-name="T2">(civils et militaires) </text:span>et dispose de la capacité d'intervenir directement sur le terrain lors des incidents les plus graves. Le PJGN intervient principalement à la demande des unités de gendarmerie, telles que les brigades territoriales, les brigades de recherches et les sections de recherches, afin de résoudre des affaires judiciaires complexes ou nécessitant des investigations approfondies. De manière exceptionnelle, il peut également prêter assistance à une unité de la Police nationale, sur demande de celle-ci ou d'un magistrat.</text:p>
      <text:p text:style-name="P9">Initialement basé au fort de Rosny à Rosny-sous-Bois, le PJGN a été relocalisé en mai 2015 dans de nouvelles installations situées au quartier militaire Lange à Pontoise, dans le Val-d'Oise. Depuis le 1er août 2022, le PJGN est dirigé par le général de division Gilles Martin.</text:p>
      <text:p text:style-name="P6"><text:span text:style-name="T3">Le PJGN se subdivise en plusieurs services : l’Institut de Recherche Criminelle de la Gendarmerie Nationale (IRCGN), le Service de Renseignement Criminelle de la Gendarmerie Nationale (SCRCGN), le Centre forensique d’Intelligence Artificielle (CFIA), l’état-major et l’adminis</text:span><text:span text:style-name="T4">t</text:span><text:span text:style-name="T3">ration.</text:span></text:p>
      <text:p text:style-name="P3"><text:span text:style-name="T5">Ainsi, les missions effectuées par le Pôle sont très diverses et recouvrent la totalité des domaines scientifiques en jeu dans les enquêtes les plus poussées. Pour avoir une idée de cette étendue </text:span><text:span text:style-name="T6">voici une liste non exhaustive des expertises présentes : micro-analyse, incendies, explosifs, toxicologie, signal, imagerie, parole, véhicule, anthropologie, balistique. D’ailleurs pour cette dernière </text:span><text:span text:style-name="T7">le </text:span><text:span text:style-name="T6">PJGN </text:span><text:span text:style-name="T7">abrite</text:span><text:span text:style-name="T6"> aussi une « bibliothèque » un peu particulière. Plus de 10 000 armes à feu y sont stockées, dont la plus ancienne date de 1720 et la plus insolite est une arme faite maison et utilisée par son inventeur pour se suicider. Y sont aussi conservées deux millions de munitions qui servent aux gendarmes pour identifier celles trouvées sur les scènes de crimes.</text:span></text:p>
      <text:p text:style-name="P10"/>
      <text:p text:style-name="P10"/>
      <text:p text:style-name="P11"/>
      <text:p text:style-name="P11"/>
      <text:p text:style-name="P11"/>
      <text:p text:style-name="P11"/>
      <text:p text:style-name="P11"/>
      <text:p text:style-name="P11"/>
      <text:p text:style-name="P11"/>
      <text:p text:style-name="P12"><text:soft-page-break/>Le Service Central de Renseignement Criminel</text:p>
      <text:p text:style-name="P12">Le Service central de renseignement criminel (SCRC), successeur du service technique de recherches judiciaires et de documentation (STRJD) créé en 1976, a su évoluer pour s'adapter aux mutations de la délinquance, aux changements législatifs concernant les fichiers, ainsi qu'aux avancées des méthodes de traitement des données et des statistiques. Le SCRC est aujourd'hui à la pointe de technologies telles que l'intelligence artificielle et le big data.</text:p>
      <text:p text:style-name="P2">Il constitue la composante d'intelligence judiciaire du Pôle judiciaire de la Gendarmerie nationale (PJGN), aux côtés de l'institut de recherche criminelle (IRCGN), qui représente la composante d'expertise scientifique. Mis à la disposition de l'ensemble des forces de sécurité intérieure, le SCRC joue un rôle crucial dans l'élaboration et la mise en œuvre des stratégies de lutte contre la criminalité de la gendarmerie.</text:p>
      <text:p text:style-name="P2">Le SCRC remplit quatre missions principales au profit direct des unités territoriales et de recherche de la gendarmerie nationale, ainsi que des services de la police nationale :</text:p>
      <text:list xml:id="list3080499269" text:style-name="L1">
        <text:list-item>
          <text:p text:style-name="P20"><text:span text:style-name="Strong_20_Emphasis">Administration</text:span> :</text:p>
          <text:list>
            <text:list-item>
              <text:p text:style-name="P21">Gestion des fichiers communs à la police et à la gendarmerie nationale, tels que ceux relatifs aux antécédents judiciaires, aux empreintes digitales, aux personnes recherchées, et aux véhicules et objets volés.</text:p>
            </text:list-item>
            <text:list-item>
              <text:p text:style-name="P21">Gestion des bases de connaissances mises en œuvre par la gendarmerie nationale.</text:p>
            </text:list-item>
          </text:list>
        </text:list-item>
        <text:list-item>
          <text:p text:style-name="P20"><text:span text:style-name="Strong_20_Emphasis">Élaboration du renseignement criminel</text:span> :</text:p>
          <text:list>
            <text:list-item>
              <text:p text:style-name="P21">Collecte, enrichissement, et analyse des informations centralisées via le réseau des unités d'appui judiciaire régionales et départementales de la Gendarmerie nationale.</text:p>
            </text:list-item>
            <text:list-item>
              <text:p text:style-name="P21">Compréhension des phénomènes criminels et des groupes impliqués, analyse de leur impact sur les territoires, anticipation de leur implantation, et conseil aux commandants territoriaux pour réguler ou neutraliser l'action des groupes criminels organisés.</text:p>
            </text:list-item>
          </text:list>
        </text:list-item>
        <text:list-item>
          <text:p text:style-name="P20"><text:span text:style-name="Strong_20_Emphasis">Projection opérationnelle</text:span> :</text:p>
          <text:list>
            <text:list-item>
              <text:p text:style-name="P21">Engagement dans des investigations complexes, tant sur le terrain physique que dans le cyberespace.</text:p>
            </text:list-item>
            <text:list-item>
              <text:p text:style-name="P21">Mobilisation de capacités d'investigation et de techniques spécifiques pour soutenir les unités de recherche de la Gendarmerie nationale confrontées à des affaires de criminalité organisée.</text:p>
            </text:list-item>
            <text:list-item>
              <text:p text:style-name="P21">Utilisation de techniques avancées telles que l'analyse comportementale, l'investigation biométrique, et le traitement de la vidéo de masse, ainsi que l'expertise dans des domaines spécialisés comme les armes à feu, les explosifs, les trafics de véhicules, les affaires non élucidées, et les fraudes à l'identité.</text:p>
            </text:list-item>
          </text:list>
        </text:list-item>
        <text:list-item>
          <text:p text:style-name="P20"><text:span text:style-name="Strong_20_Emphasis">Innovation</text:span> :</text:p>
          <text:list>
            <text:list-item>
              <text:p text:style-name="P21">Le SCRC, en tant que pôle d'innovation, dispose de capacités de recherche et développement, notamment grâce à des datascientists et ingénieurs <text:span text:style-name="T11">mais surtout grâce à ses liens étrots avec le Centre Forensique d’Intelligence Artificielle (CFIA)</text:span>.</text:p>
            </text:list-item>
            <text:list-item>
              <text:p text:style-name="P20">Collaboration avec le monde de la recherche et partenaires externes pour développer des solutions techniques innovantes dans les domaines des sciences des données, de la maîtrise de l'espace numérique, et du véhicule connecté, au service des enquêtes et des opérations de sécurité intérieure.</text:p>
            </text:list-item>
          </text:list>
        </text:list-item>
      </text:list>
      <text:p text:style-name="P2"><text:soft-page-break/>L'organisation du SCRC se structure autour de quatre divisions et d'un centre spécialisé :</text:p>
      <text:list xml:id="list1412989989" text:style-name="L2">
        <text:list-item>
          <text:p text:style-name="P22">La <text:span text:style-name="Strong_20_Emphasis">Division des fichiers (DF)</text:span>, chargée de l'administration des fichiers nationaux de police judiciaire.</text:p>
        </text:list-item>
        <text:list-item>
          <text:p text:style-name="P22">La <text:span text:style-name="Strong_20_Emphasis">Division des affaires non élucidées (DiANE)</text:span>, qui regroupe les compétences criminalistiques de l'IRCGN et les capacités d'investigation du SCRC <text:span text:style-name="T11">pour travailler sur les affaires non élucidées dites « Cold Case ».</text:span></text:p>
        </text:list-item>
        <text:list-item>
          <text:p text:style-name="P22">La <text:span text:style-name="Strong_20_Emphasis">Division des opérations (DO)</text:span>, qui répond aux demandes de rapprochements, détecte les phénomènes criminels, et appuie les unités en enquête.</text:p>
        </text:list-item>
        <text:list-item>
          <text:p text:style-name="P22">La <text:span text:style-name="Strong_20_Emphasis">Division du renseignement (DR)</text:span>, qui élabore et diffuse le renseignement criminel.</text:p>
        </text:list-item>
        <text:list-item>
          <text:p text:style-name="P23">Le <text:span text:style-name="Strong_20_Emphasis">Centre des sciences de la donnée (CSD)</text:span>, sollicité pour les traitements de données relatifs au renseignement criminel, visant à soutenir les enquêtes et à aider à la prise de décision pour les commandants confrontés à des phénomènes criminels complexes.</text:p>
        </text:list-item>
      </text:list>
      <text:p text:style-name="P12"/>
      <text:p text:style-name="P13">C’est au sein de la Division des fichiers du SCRC qu’a eu lieu mon stage même si j’ai été sous le patronage technique du CFIA la majeure partie du temps.</text:p>
      <text:p text:style-name="P13"/>
      <text:p text:style-name="P14">Le Centre Forensique d’Intelligence Artificielle</text:p>
      <text:p text:style-name="P7"><text:span text:style-name="T3">Le Centre Forensique d’Intelligence Artificielle (CFIA) du PJGN est une unité innovante dédiée à l’application de l’intelligence artificielle dans les enquêtes criminelles, </text:span><text:span text:style-name="T9">la forensique désignant l’ensemble des méthodes d’analyse fondées sur la science afin de servir au travail d’investigation judiciaire</text:span><text:span text:style-name="T3">. Ce centre se focalise </text:span><text:span text:style-name="T9">donc </text:span><text:span text:style-name="T3">sur le développement et l’intégration de technologies avancées pour améliorer les capacités d’analyse et d’investigation de le Gendarmerie. Il est composé de deux officiers commissionnés : le LCL Daniel CAMARA et le CNE Pierre FICHEPOIL, ainsi que d’un personnel civil : Camille MAGNOSI.</text:span></text:p>
      <text:p text:style-name="P14">Le CFIA collabore étroitement avec d’autres services de la Gendarmerie ainsi que des entités externes, tant au niveau national (Police Technique et Scientifique) qu’internationale (Bundespolizei), pour partager des connaissances et des technologies. Il représente une avancée significative dans la manière dont les forces de l’ordre utilisent les technologies de pointe pour résoudre les crimes et améliorer la sécurité publique.</text:p>
      <text:p text:style-name="P7"><text:span text:style-name="T3">Le CFIA a été distingué à plusieurs reprises pour ses contributions exceptionnelles dans le domaine de l’intelligence artific</text:span><text:span text:style-name="T10">i</text:span><text:span text:style-name="T3">elle appliquée aux enquêtes criminelles notamment en tant que « Plus grand contributeur » à la plateforme Europol pour le développement d’outils comme RosetAI permettant de fournir </text:span><text:span text:style-name="T8">une transcription de bonne qualité et une traduction multilingue et a aussi obtenu un Prix d’Excellence Europol du projet le plus innovant pour la création d’une plateforme d’outils d’intelligence artificielle qui inclut des outils pour l’analyse d’empreintes digitales, la détection d’armes et de drogues sur des photos ou encore la transcription automatique de la parole en texte (lors des dépôts de plaintes par exemple).</text:span></text:p>
      <text:p text:style-name="P15"/>
      <text:p text:style-name="P8"><text:span text:style-name="T8">I</text:span><text:span text:style-name="T3">nstitut de Recherche Criminelle de la Gendarmerie Nationale</text:span></text:p>
      <text:p text:style-name="P16">L’IRCGN est une unité spécialisée en matière de criminalistique et d’expertise de police scientifique (étant le seul des 7 laboratoires de police scientifique français sous les couleurs de le Gendarmerie). Il est composé de plusieurs laboratoires spécialisés dans divers domaines tels que la biologie, la chimie ou encore la balistique. l’IRCGN intervient dans la collecte, l’analyse et <text:soft-page-break/>l’interprétation des preuves scientifiques, apportant une aide précieuse aux enquêtes criminelles et aux magistrats. Grâce à ses équipements de pointe et à son expertise technique, il joue un rôle crucial dans la résolution des affaires complexes de premier plan. </text:p>
      <text:p text:style-name="P16"/>
      <text:p text:style-name="P17">Problématique</text:p>
      <text:p text:style-name="P18">Au sein du SCRC le Département du fichier d’antécédents judiciaires de la Division des fichiers est en charge de la manipulation d’une application appelée TAJ (pour Traitement d’Antécédents Judiciaires). Cette application possède notamment un logiciel de reconnaissance faciale intégré développé par Cognitech, une entreprise allemande pionnière dans ce domaine depuis 20 ans maintenant. Pour ce faire le Groupe « image et rapprochement par photographies » <text:span text:style-name="T12">dispose de photos <text:s/>faciales (aussi appelées photos anthropométriques) prises par les unités de terrain que l’on peut envoyer au TAJ. Le TAJ va ensuite comparer cette image d’interrogation à toutes les images anthropométriques dont dispose la Gendarmerie, cette base d’images étant composée de toutes les personnes ayant des antécédents judiciaires et donc connues des services de police et de Gendarmerie </text:span><text:span text:style-name="T13">ou alors de personnes sous enquête</text:span><text:span text:style-name="T12">. </text:span><text:span text:style-name="T13">Le TAJ, sous réserve d’acceptation de la photo par le logiciel, sort une liste triée de 200 personnes susceptible de correspondre avec pour chaque proposition un score de correspondance, les Gendarmes ne gardant en général que les propositions avec un score supérieur à 98 %. </text:span></text:p>
      <text:p text:style-name="P18"><text:span text:style-name="T13">Il est important d’avoir en tête que le logiciel de Cognitech est une boîte noire pour la Gendarmerie : la Gendarmerie a acheté ce logiciel sous licence mais ignore tout de son fonctionnement et de ses défaillances. </text:span></text:p>
      <text:p text:style-name="P18"><text:span text:style-name="T13">Malheureusement, les opérateurs du TAJ ne dispose pas toujours de photos de grandes qualité. En effet, bien que la plupart des photos dont il dispose soi</text:span><text:span text:style-name="T14">en</text:span><text:span text:style-name="T13">t des « mugshots » (photos d’identification normées, centrées sur le visage, prises lors des interrogations</text:span><text:span text:style-name="T12"> </text:span><text:span text:style-name="T13">et des procès), il leur arrive également de travailler avec des photos de terrain issue d’enquête comme lors de filature ou des images de vidéosurveillance de piètre qualité.</text:span> <text:span text:style-name="T13">Lorsque les enquêteurs de la Gendarmerie rentre</text:span><text:span text:style-name="T14">nt</text:span><text:span text:style-name="T13"> ce type d’image dans le TAJ </text:span><text:span text:style-name="T14">ce dernier a tendance à rejeter l’image en affichant une erreur. Les Gendarmes doivent donc retravailler sur un logiciel de retouche d’image (comme GIMP qui est libre et gratuit) la photo en ajustant notamment la luminosité, le contraste, la netteté ou plus simplement en recadrant l’image autour du haut du corps de la personne d’intérêt. Le problème pour la Gendarmerie étant l</text:span><text:span text:style-name="T15">a</text:span><text:span text:style-name="T14"> perte de temps engendrée par ce type de manipulations <text:s/>et que malgré les retouches certaines photos restent inexploitables pour l’enquête. <text:s text:c="2"/></text:span></text:p>
      <text:p text:style-name="P18"/>
      <text:p text:style-name="P19">Responsabilité sociale et légale</text:p>
      <text:p text:style-name="P19">La Gendarmerie en tant qu’institution publique de premier de plan de la République et en tant que force armée chargée de missions de police s’engage fortement dans une politique de responsabilité sociétale et surtout légale, <text:span text:style-name="T16">en particulier le PJGN</text:span>. En effet, <text:span text:style-name="T16">les magistrats et juges accordant une grande confiance envers les expertises apportées par le PJGN, il vient naturellement aux membres de ce dernier de fournir un travail exempt de tout reproche et d’être irréprochable sur le plan individuel pour éviter une perte de confiance envers l’institution. L’un des leitmotiv du Colonel Réhault qui était mon tuteur était de « ne rien faire qu’on ne puisse expliquer ». Dans le contexte du traitement d’images il s’agit là d’une mise en garde contre </text:span><text:span text:style-name="T17">l’IA générative qui ne peut être utilisée pour faire un rapprochement par TAJ et utilisée lors d’un procès par exemple.</text:span><text:span text:style-name="T16"> <text:s/></text:span></text:p>
      <text:p text:style-name="P12"/>
      <text:p text:style-name="P1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3:08:01.639891096</meta:creation-date>
    <dc:date>2024-08-20T09:54:25.535900443</dc:date>
    <meta:editing-duration>PT1H51M59S</meta:editing-duration>
    <meta:editing-cycles>11</meta:editing-cycles>
    <meta:generator>LibreOffice/7.3.7.2$Linux_X86_64 LibreOffice_project/30$Build-2</meta:generator>
    <meta:document-statistic meta:table-count="0" meta:image-count="0" meta:object-count="0" meta:page-count="5" meta:paragraph-count="42" meta:word-count="1946" meta:character-count="12971" meta:non-whitespace-character-count="11075"/>
  </office:meta>
</office:document-meta>
</file>